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307cm" style:rel-column-width="1875*"/>
    </style:style>
    <style:style style:name="Tabella1.B" style:family="table-column">
      <style:table-column-properties style:column-width="5.976cm" style:rel-column-width="3388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3.096cm" style:rel-column-width="1755*"/>
    </style:style>
    <style:style style:name="Tabella1.E" style:family="table-column">
      <style:table-column-properties style:column-width="1.508cm" style:rel-column-width="855*"/>
    </style:style>
    <style:style style:name="Tabella1.F" style:family="table-column">
      <style:table-column-properties style:column-width="0.908cm" style:rel-column-width="5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c3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  <style:style style:name="T10" style:family="text"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4">SPETT.LE</text:span> / MESSRS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ref&gt;</text:placeholder></text:p>
          </table:table-cell>
          <table:table-cell table:style-name="Tabella3.B5" office:value-type="string">
            <text:p text:style-name="P16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6">CONSIGNEE</text:span>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5"><text:tab/>Rif. Int.: <text:span text:style-name="T10"><text:placeholder text:placeholder-type="text">&lt;get_datetime_now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5">ICE</text:span> ART<text:span text:style-name="T5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7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1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6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6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6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2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 if o.partner_id.phone else '/'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0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1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19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25T14:56:38.517153976</dc:date>
    <meta:editing-duration>P6DT20H5S</meta:editing-duration>
    <meta:editing-cycles>974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5" meta:character-count="1556" meta:non-whitespace-character-count="1449"/>
    <meta:user-defined meta:name="Info 1"/>
    <meta:user-defined meta:name="Info 2"/>
    <meta:user-defined meta:name="Info 3"/>
    <meta:user-defined meta:name="Info 4"/>
  </office:meta>
</office:document-meta>
</file>